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111111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889cm"/>
    </style:style>
    <style:style style:name="gr4" style:family="graphic" style:parent-style-name="standard">
      <style:graphic-properties svg:stroke-width="0.102cm" svg:stroke-color="#000000" draw:marker-start-width="0.352cm" draw:marker-end-width="0.352cm" draw:fill="solid" draw:fill-color="#ff3399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02cm" svg:stroke-color="#000000" draw:marker-start-width="0.352cm" draw:marker-end-width="0.352cm" draw:fill="solid" draw:fill-color="#00ccff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46cm" svg:height="18.796cm" svg:x="1.128cm" svg:y="1.5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636cm" svg:height="1.608cm" svg:x="9.509cm" svg:y="1.07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8.636cm" svg:height="1.356cm" svg:x="9.509cm" svg:y="0.828cm">
          <draw:text-box>
            <text:p text:style-name="P1"><text:span text:style-name="T1">Check Hardware</text:span></text:p>
          </draw:text-box>
        </draw:frame>
        <draw:custom-shape draw:style-name="gr4" draw:text-style-name="P1" draw:layer="layout" svg:width="6.096cm" svg:height="6.096cm" svg:x="6.153cm" svg:y="7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621cm" svg:height="1.356cm" svg:x="8.321cm" svg:y="13.575cm">
          <draw:text-box>
            <text:p text:style-name="P1"><text:span text:style-name="T1">10</text:span></text:p>
          </draw:text-box>
        </draw:frame>
        <draw:custom-shape draw:style-name="gr2" draw:text-style-name="P1" draw:layer="layout" svg:width="5.715cm" svg:height="1.608cm" svg:x="6.339cm" svg:y="9.65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715cm" svg:height="1.843cm" svg:x="6.364cm" svg:y="9.531cm">
          <draw:text-box>
            <text:p text:style-name="P1"><text:span text:style-name="T2">Check Panel</text:span></text:p>
            <text:p text:style-name="P1"><text:span text:style-name="T2">Attachment</text:span></text:p>
          </draw:text-box>
        </draw:frame>
        <draw:custom-shape draw:style-name="gr5" draw:text-style-name="P1" draw:layer="layout" svg:width="6.096cm" svg:height="6.096cm" svg:x="15.353cm" svg:y="7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692cm" svg:height="1.356cm" svg:x="17.496cm" svg:y="13.55cm">
          <draw:text-box>
            <text:p text:style-name="P1"><text:span text:style-name="T1">11</text:span></text:p>
          </draw:text-box>
        </draw:frame>
        <draw:custom-shape draw:style-name="gr2" draw:text-style-name="P1" draw:layer="layout" svg:width="5.715cm" svg:height="1.608cm" svg:x="15.539cm" svg:y="9.62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715cm" svg:height="1.139cm" svg:x="15.564cm" svg:y="9.881cm">
          <draw:text-box>
            <text:p text:style-name="P1"><text:span text:style-name="T2">Check Wiring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6T10:29:10.553941110</meta:creation-date>
    <dc:date>2016-06-06T10:42:27.046387835</dc:date>
    <meta:editing-duration>PT5M29S</meta:editing-duration>
    <meta:editing-cycles>6</meta:editing-cycles>
    <meta:generator>LibreOffice/4.2.8.2$Linux_X86_64 LibreOffice_project/420m0$Build-2</meta:generator>
    <meta:document-statistic meta:object-count="11"/>
  </office:meta>
</office:document-meta>
</file>